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ff0000" style:font-name="Times New Roman" fo:font-size="12pt" fo:letter-spacing="normal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34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35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36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color="#000000"/>
    </style:style>
    <style:style style:name="T27" style:family="text">
      <style:text-properties fo:color="#000000" fo:language="ru" fo:country="RU"/>
    </style:style>
    <style:style style:name="T28" style:family="text">
      <style:text-properties fo:color="#000000" fo:language="ru" fo:country="RU" fo:font-weight="bold" style:font-weight-asian="bold" style:font-weight-complex="bold"/>
    </style:style>
    <style:style style:name="T29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fo:color="#000000" fo:font-weight="bold" style:font-weight-asian="bold" style:font-weight-complex="bold"/>
    </style:style>
    <style:style style:name="T36" style:family="text">
      <style:text-properties fo:color="#0000cd" fo:language="ru" fo:country="RU"/>
    </style:style>
    <style:style style:name="T37" style:family="text">
      <style:text-properties fo:color="#0000cd" fo:language="ru" fo:country="RU" fo:font-weight="bold" style:font-weight-asian="bold" style:font-weight-complex="bold"/>
    </style:style>
    <style:style style:name="T38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color="#a52a2a" fo:language="ru" fo:country="RU"/>
    </style:style>
    <style:style style:name="T43" style:family="text">
      <style:text-properties fo:color="#ff3333"/>
    </style:style>
    <style:style style:name="T44" style:family="text">
      <style:text-properties fo:color="#ff3333" fo:language="ru" fo:country="RU"/>
    </style:style>
    <style:style style:name="T45" style:family="text">
      <style:text-properties fo:color="#6600ff" fo:language="ru" fo:country="RU"/>
    </style:style>
    <style:style style:name="T46" style:family="text">
      <style:text-properties fo:color="#3333ff" fo:language="ru" fo:country="RU"/>
    </style:style>
    <style:style style:name="T47" style:family="text">
      <style:text-properties fo:color="#009900" fo:language="ru" fo:country="RU"/>
    </style:style>
    <style:style style:name="T48" style:family="text">
      <style:text-properties fo:color="#cc0000"/>
    </style:style>
    <style:style style:name="T49" style:family="text">
      <style:text-properties fo:color="#cc0000" fo:language="ru" fo:country="RU"/>
    </style:style>
    <style:style style:name="T50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55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7" style:family="text">
      <style:text-properties fo:font-variant="normal" fo:text-transform="none" fo:color="#373737" style:font-name="Times New Roman" fo:letter-spacing="normal" fo:language="ru" fo:country="RU" fo:font-style="normal" style:font-weight-asian="bold" style:font-weight-complex="bold"/>
    </style:style>
    <style:style style:name="T58" style:family="text">
      <style:text-properties fo:font-variant="normal" fo:text-transform="none" fo:color="#373737" style:font-name="Times New Roman" fo:letter-spacing="normal" fo:language="ru" fo:country="RU" fo:font-style="normal" fo:font-weight="bold" style:font-weight-asian="bold" style:font-weight-complex="bold"/>
    </style:style>
    <style:style style:name="T59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60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61" style:family="text">
      <style:text-properties fo:font-variant="normal" fo:text-transform="none" fo:letter-spacing="normal"/>
    </style:style>
    <style:style style:name="T62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63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67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68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9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variant="normal" fo:text-transform="none" style:font-name="Times New Roman" fo:letter-spacing="normal"/>
    </style:style>
    <style:style style:name="T73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4" style:family="text">
      <style:text-properties fo:font-variant="normal" fo:text-transform="none" style:font-name="Times New Roman" fo:letter-spacing="normal" fo:language="ru" fo:country="RU"/>
    </style:style>
    <style:style style:name="T75" style:family="text">
      <style:text-properties fo:font-variant="normal" fo:text-transform="none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variant="normal" fo:text-transform="none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size="18pt" fo:font-weight="bold" style:font-size-asian="18pt" style:font-weight-asian="bold" style:font-size-complex="18pt" style:font-weight-complex="bold"/>
    </style:style>
    <style:style style:name="T78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79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0" style:family="text">
      <style:text-properties fo:color="#0000ff" fo:font-size="18pt" style:font-size-asian="18pt" style:font-size-complex="18pt"/>
    </style:style>
    <style:style style:name="T81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2" style:family="text">
      <style:text-properties fo:color="#0000ff" fo:language="en" fo:country="US"/>
    </style:style>
    <style:style style:name="T83" style:family="text">
      <style:text-properties fo:color="#0000ff" fo:language="en" fo:country="US" fo:font-weight="bold" style:font-weight-asian="bold" style:font-weight-complex="bold"/>
    </style:style>
    <style:style style:name="T84" style:family="text">
      <style:text-properties fo:color="#0000ff" fo:language="en" fo:country="US"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81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2">(strings)</text:span><text:span text:style-name="T16"> * from tableName</text:span><text:span text:style-name="T23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2">(strings)</text:span><text:span text:style-name="T16"> * from tableName</text:span> — для других систем запрос выполняется более сложночем в <text:s/><text:span text:style-name="T19">MSQL</text:span></text:p>
      <text:p text:style-name="P2">4 select columnName, columnName,.. <text:span text:style-name="T22">(or * select all column)</text:span> from tableName <text:span text:style-name="T22"><text:s/>- выбор нужных колонок в нужном порядке</text:span></text:p>
      <text:p text:style-name="P2">5 select top 10 <text:span text:style-name="T22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2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2">*/+-num</text:span><text:span text:style-name="T17"> columnNickName</text:span><text:span text:style-name="T8"> </text:span><text:span text:style-name="T15">from</text:span><text:span text:style-name="T22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2"> </text:span><text:span text:style-name="T8">не используем</text:span></text:p>
      <text:p text:style-name="P8"><text:span text:style-name="T7">7 </text:span>select columName+' '+ columnName <text:s/><text:span text:style-name="T20">columnNickName </text:span>from tableName</text:p>
      <text:p text:style-name="P8">*<text:span text:style-name="T22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1">MSQL</text:span><text:span text:style-name="T22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1">MySQL</text:span> <text:span text:style-name="T22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1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1">MSQL</text:span><text:span text:style-name="T22"> </text:span><text:span text:style-name="T8">одинарными, в других базах можно и двойными</text:span></text:p>
      <text:p text:style-name="P8"><text:span text:style-name="T80">concat</text:span><text:span text:style-name="T22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0">full_name</text:span><text:span text:style-name="T7"> </text:span><text:span text:style-name="T13">from </text:span><text:span text:style-name="T20">skill_managers – </text:span><text:span text:style-name="T13">функция во всех </text:span><text:span text:style-name="T21">SQL </text:span><text:span text:style-name="T13">работает адекватно,</text:span></text:p>
      <text:p text:style-name="P8"><text:span text:style-name="T13">* исключение — в </text:span><text:span text:style-name="T21">MSQL</text:span><text:span text:style-name="T20"> </text:span>concat<text:span text:style-name="T20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83">select </text:span><text:span text:style-name="T6">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4">сумма от 1 до </text:span><text:span text:style-name="T25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0">where —</text:span><text:span text:style-name="T13"> как и </text:span><text:span text:style-name="T20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0">“not” - “!=” - “&lt;&gt; ” <text:s/>, and, or</text:span></text:p>
      <text:p text:style-name="P8"><text:span text:style-name="T20">* </text:span><text:span text:style-name="T13">очередность выполнения: в скобках, </text:span><text:span text:style-name="T20">not, and, or</text:span></text:p>
      <text:p text:style-name="P8"><text:span text:style-name="T20">*</text:span> select * from<text:span text:style-name="T20"> </text:span><text:span text:style-name="T7">tableName</text:span><text:span text:style-name="T20"> </text:span>where<text:span text:style-name="T20"> </text:span><text:span text:style-name="T7">columnName</text:span>=<text:span text:style-name="T20"> x and <text:s/></text:span><text:span text:style-name="T7">columnName</text:span><text:span text:style-name="T20">=x or...()</text:span></text:p>
      <text:p text:style-name="P9"/>
      <text:p text:style-name="P8"><text:span text:style-name="T20">* in == or <text:s/></text:span>select * from<text:span text:style-name="T20"> </text:span><text:span text:style-name="T7">tableName</text:span><text:span text:style-name="T20"> </text:span>where<text:span text:style-name="T20"> </text:span><text:span text:style-name="T7">columnName </text:span>in (x,y,z...)</text:p>
      <text:p text:style-name="P8">select * from<text:span text:style-name="T20"> </text:span><text:span text:style-name="T7">tableName</text:span><text:span text:style-name="T20"> </text:span>where<text:span text:style-name="T20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36">SELECT</text:span><text:span text:style-name="T27"> * </text:span><text:span text:style-name="T36">FROM</text:span><text:span text:style-name="T27"> </text:span><text:span text:style-name="T28">tableName</text:span><text:span text:style-name="T26"> </text:span><text:span text:style-name="T27"><text:s/></text:span><text:span text:style-name="T36">WHERE</text:span><text:span text:style-name="T27"> </text:span><text:span text:style-name="T28">columnName</text:span><text:span text:style-name="T27"> </text:span><text:span text:style-name="T36">BETWEEN</text:span><text:span text:style-name="T27"> </text:span><text:span text:style-name="T26">x</text:span><text:span text:style-name="T27"> </text:span><text:span text:style-name="T36">AND</text:span><text:span text:style-name="T27"> y</text:span></text:p>
      <text:p text:style-name="P14"/>
      <text:p text:style-name="P9"><text:span text:style-name="T27">* </text:span><text:span text:style-name="T78">Like </text:span><text:span text:style-name="T26">– </text:span><text:span text:style-name="T27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36">SELECT</text:span><text:span text:style-name="T27"> * </text:span><text:span text:style-name="T36">FROM</text:span><text:span text:style-name="T27"> </text:span><text:span text:style-name="T28">tableName</text:span><text:span text:style-name="T27"> </text:span><text:span text:style-name="T36">WHERE</text:span><text:span text:style-name="T27"> </text:span><text:span text:style-name="T28">columnName</text:span><text:span text:style-name="T27"> </text:span><text:span text:style-name="T36">LIKE</text:span><text:span text:style-name="T27"> </text:span><text:span text:style-name="T42">'a%'</text:span><text:span text:style-name="T27">;</text:span><text:span text:style-name="T7"> <text:s/>- начинается на </text:span><text:span text:style-name="T44">а</text:span></text:p>
      <text:p text:style-name="P9"><text:soft-page-break/><text:span text:style-name="T36">SELECT</text:span><text:span text:style-name="T27"> * </text:span><text:span text:style-name="T36">FROM</text:span><text:span text:style-name="T27"> </text:span><text:span text:style-name="T28">tableName </text:span><text:span text:style-name="T36">WHERE</text:span><text:span text:style-name="T27"> </text:span><text:span text:style-name="T28">columnName</text:span><text:span text:style-name="T27"> <text:s/></text:span><text:span text:style-name="T36">LIKE</text:span><text:span text:style-name="T27"> </text:span><text:span text:style-name="T42">'_r%'</text:span><text:span text:style-name="T27">;</text:span><text:span text:style-name="T44"> <text:s/>- </text:span><text:span text:style-name="T27">второй символ </text:span><text:span text:style-name="T43">r <text:s/></text:span></text:p>
      <text:p text:style-name="P13">* <text:span text:style-name="T7">примеры</text:span></text:p>
      <text:p text:style-name="P13"><text:span text:style-name="T36">SELECT</text:span><text:span text:style-name="T7"> * </text:span><text:span text:style-name="T36">FROM</text:span><text:span text:style-name="T7"> skill_managers </text:span><text:span text:style-name="T36">WHERE</text:span><text:span text:style-name="T7"> a</text:span>ge<text:span text:style-name="T7"> </text:span><text:span text:style-name="T45">IN </text:span><text:span text:style-name="T7">(25,33,37,42)</text:span></text:p>
      <text:p text:style-name="P13"><text:span text:style-name="T36">SELECT</text:span><text:span text:style-name="T7"> * </text:span><text:span text:style-name="T36">FROM</text:span><text:span text:style-name="T7"> skill_managers </text:span><text:span text:style-name="T36">WHERE</text:span><text:span text:style-name="T7"> first_name </text:span><text:span text:style-name="T45">IN </text:span><text:span text:style-name="T7">('Piter','Kaiden','Lacey');,</text:span></text:p>
      <text:p text:style-name="P14"/>
      <text:p text:style-name="P14">**Сортировка <text:span text:style-name="T85">ORDER BY</text:span>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36">SELECT</text:span><text:span text:style-name="T7"> * </text:span><text:span text:style-name="T36">FROM</text:span><text:span text:style-name="T7"> </text:span><text:span text:style-name="T14">tableName </text:span><text:span text:style-name="T36"><text:s/></text:span>order by <text:s/><text:span text:style-name="T14">columnName </text:span><text:span text:style-name="T19">(ASC</text:span><text:span text:style-name="T14">)</text:span></text:p>
      <text:p text:style-name="P13"><text:span text:style-name="T37">SELECT</text:span><text:span text:style-name="T14"> * </text:span><text:span text:style-name="T37">FROM</text:span><text:span text:style-name="T14"> tableName </text:span><text:span text:style-name="T37"><text:s/></text:span><text:span text:style-name="T7">order by</text:span><text:span text:style-name="T14"> <text:s/>columnName </text:span><text:span text:style-name="T19">DESC </text:span><text:span text:style-name="T7"><text:s/>- по убыванию указывать обязательно!</text:span></text:p>
      <text:p text:style-name="P15"><text:span text:style-name="T7">**</text:span><text:span text:style-name="T46">select</text:span><text:span text:style-name="T7"> * </text:span><text:span text:style-name="T46">from</text:span><text:span text:style-name="T7"> skill_managers </text:span><text:span text:style-name="T46">where</text:span><text:span text:style-name="T7"> gender=‘F’ </text:span><text:span text:style-name="T47">order by</text:span><text:span text:style-name="T7"> age </text:span></text:p>
      <text:p text:style-name="P15"><text:span text:style-name="T7">**</text:span><text:span text:style-name="T46">select</text:span><text:span text:style-name="T7"> </text:span><text:span text:style-name="T48">top 5</text:span> <text:span text:style-name="T7">* </text:span><text:span text:style-name="T46">from</text:span><text:span text:style-name="T7"> skill_managers </text:span><text:span text:style-name="T46">where</text:span><text:span text:style-name="T7"> gender=‘F’ </text:span><text:span text:style-name="T47">order by</text:span><text:span text:style-name="T7"> age <text:s/>- для </text:span>MSQL</text:p>
      <text:p text:style-name="P15"><text:span text:style-name="T7">**</text:span><text:span text:style-name="T46">select</text:span><text:span text:style-name="T7"> * </text:span><text:span text:style-name="T46">from</text:span><text:span text:style-name="T7"> skill_managers </text:span><text:span text:style-name="T46">where</text:span><text:span text:style-name="T7"> gender=‘F’ </text:span><text:span text:style-name="T47">order by</text:span><text:span text:style-name="T7"> age </text:span><text:span text:style-name="T48">limit 5 —</text:span><text:span text:style-name="T49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78">len</text:span> – <text:span text:style-name="T23">MS SQL</text:span></text:p>
      <text:p text:style-name="P15"><text:span text:style-name="T19">length</text:span> – <text:span text:style-name="T23">PostrgresSQL and other</text:span></text:p>
      <text:p text:style-name="P15"><text:span text:style-name="T38">s</text:span><text:span text:style-name="T40">elect</text:span><text:span text:style-name="T38"> </text:span><text:span text:style-name="T14">len</text:span><text:span text:style-name="T7">('Длинна этой стрки') </text:span></text:p>
      <text:p text:style-name="P15"><text:span text:style-name="T38">s</text:span><text:span text:style-name="T40">electr</text:span><text:span text:style-name="T38"> </text:span><text:span text:style-name="T14">columnName, len</text:span><text:span text:style-name="T19">(</text:span><text:span text:style-name="T14">columnName</text:span><text:span text:style-name="T19">) </text:span><text:span text:style-name="T14">columnNickName <text:s/></text:span><text:span text:style-name="T19">f</text:span><text:span text:style-name="T14">rom tableName –</text:span><text:span text:style-name="T19"> </text:span><text:span text:style-name="T23">MS SQL</text:span></text:p>
      <text:p text:style-name="P15"><text:span text:style-name="T38">s</text:span><text:span text:style-name="T40">elect</text:span><text:span text:style-name="T38"> </text:span><text:span text:style-name="T14">columnName, </text:span><text:span text:style-name="T19">length(columnName)</text:span><text:span text:style-name="T23"> </text:span><text:span text:style-name="T14">columnNickName </text:span><text:span text:style-name="T50">FROM</text:span><text:span text:style-name="T9"> </text:span><text:span text:style-name="T14">tableName</text:span><text:span text:style-name="T9"> –</text:span><text:span text:style-name="T23"> PostgresSQL</text:span></text:p>
      <text:p text:style-name="P15"/>
      <text:p text:style-name="P15">** <text:span text:style-name="T7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3">и </text:span><text:span text:style-name="T3">PostgresSQL</text:span></text:p>
      <text:p text:style-name="P6"><text:span text:style-name="T29">*</text:span><text:span text:style-name="T30"> c MSSQL </text:span><text:span text:style-name="T32">надо гуглить </text:span><text:span text:style-name="T30">LRTIM </text:span><text:span text:style-name="T32">работает как </text:span><text:span text:style-name="T30">TRIM... </text:span><text:span text:style-name="T5">(⊙_⊙) </text:span></text:p>
      <text:p text:style-name="P6"><text:span text:style-name="T39">SELECT</text:span><text:span text:style-name="T30"> trim(</text:span><text:span text:style-name="T34">columnName</text:span><text:span text:style-name="T30">) </text:span><text:span text:style-name="T34">columnNickName</text:span><text:span text:style-name="T30"> </text:span><text:span text:style-name="T51">FROM</text:span><text:span text:style-name="T30"> </text:span><text:span text:style-name="T34">tableName</text:span><text:span text:style-name="T33"> </text:span><text:span text:style-name="T39">WHERE</text:span><text:span text:style-name="T29"> </text:span><text:span text:style-name="T30">trim(</text:span><text:span text:style-name="T34">columnName</text:span><text:span text:style-name="T30">)='</text:span><text:span text:style-name="T31">String</text:span><text:span text:style-name="T30">' (order by);</text:span></text:p>
      <text:p text:style-name="P17">**<text:span text:style-name="T79">upper</text:span>('string')='STRING' <text:s text:c="2"/>= ucase - MySQL</text:p>
      <text:p text:style-name="P17">**<text:span text:style-name="T79">lower</text:span>('STRING')='string' <text:s text:c="2"/>= lcase - MySQL</text:p>
      <text:p text:style-name="P18"><text:span text:style-name="T40">SELECT </text:span><text:span text:style-name="T3">case when</text:span><text:span text:style-name="T41"> </text:span><text:span text:style-name="T52">'A'='a'</text:span><text:span text:style-name="T41"> </text:span><text:span text:style-name="T6">then</text:span><text:span text:style-name="T41"> </text:span><text:span text:style-name="T52">'NOT CASE SENSITIVE'</text:span><text:span text:style-name="T41"> </text:span><text:span text:style-name="T6">else</text:span><text:span text:style-name="T41"> </text:span><text:span text:style-name="T52">'CASE SENSITIVE'</text:span><text:span text:style-name="T41"> END; - </text:span>запрос если то</text:p>
      <text:p text:style-name="P18"><text:span text:style-name="T23">**select upper(</text:span><text:span text:style-name="T19">columnName</text:span><text:span text:style-name="T23">) </text:span><text:span text:style-name="T19">columnNickName</text:span><text:span text:style-name="T5"> </text:span><text:span text:style-name="T23">, upper(</text:span><text:span text:style-name="T19">columnName</text:span><text:span text:style-name="T6">)</text:span><text:span text:style-name="T23"> </text:span><text:span text:style-name="T19">columnNickName</text:span><text:span text:style-name="T5"> </text:span></text:p>
      <text:p text:style-name="P18"><text:span text:style-name="T23"><text:s/>**from <text:s/></text:span><text:span text:style-name="T19">tableName</text:span></text:p>
      <text:p text:style-name="P19"/>
      <text:p text:style-name="P21"><text:span text:style-name="T77">SUBSTRING</text:span><text:span text:style-name="T19"> –</text:span><text:span text:style-name="T26"> к</text:span><text:span text:style-name="T27">огда надо выделить часть стоки. И распологаем данными о начальной позиции</text:span></text:p>
      <text:p text:style-name="P21"><text:span text:style-name="T27">** и можем расчитать его длинну - </text:span><text:span text:style-name="T28">работает во всех БД</text:span></text:p>
      <text:p text:style-name="P18">** если небходимо выделить с Х и до конца строки можно не расчитывать длинну, а указать большее</text:p>
      <text:p text:style-name="P21"><text:span text:style-name="T27">**</text:span><text:span text:style-name="T35">SQL </text:span><text:span text:style-name="T28">доработает все сама</text:span></text:p>
      <text:p text:style-name="P16">*select substring('strSUBSTRINGing',4,9) – SUBSTRING</text:p>
      <text:p text:style-name="P15"><text:span text:style-name="T19">**</text:span><text:span text:style-name="T38">SELECT</text:span><text:span text:style-name="T19"> </text:span><text:span text:style-name="T14">columnName</text:span><text:span text:style-name="T19">, </text:span><text:span text:style-name="T53">substring</text:span><text:span text:style-name="T19">(</text:span><text:span text:style-name="T14">columnName</text:span><text:span text:style-name="T19">, len('</text:span><text:span text:style-name="T23">***</text:span><text:span text:style-name="T19">')+1, len(</text:span><text:span text:style-name="T14">columnName</text:span><text:span text:style-name="T19">)-len('</text:span><text:span text:style-name="T21">***</text:span><text:span text:style-name="T19">'))<text:line-break/>**</text:span><text:span text:style-name="T50">FROM</text:span><text:span text:style-name="T19"> </text:span><text:span text:style-name="T14">tableName</text:span><text:span text:style-name="T19"> </text:span><text:span text:style-name="T38">WHERE</text:span><text:span text:style-name="T19"> </text:span><text:span text:style-name="T14">columnName </text:span><text:span text:style-name="T19">like '</text:span><text:span text:style-name="T23">***</text:span><text:span text:style-name="T19">'</text:span></text:p>
      <text:p text:style-name="P15"><text:span text:style-name="T19">**</text:span><text:span text:style-name="T38">SELECT</text:span><text:span text:style-name="T19"> </text:span><text:span text:style-name="T14">columnName</text:span><text:span text:style-name="T19">, </text:span><text:span text:style-name="T53">substring</text:span><text:span text:style-name="T19">(</text:span><text:span text:style-name="T14">columnName</text:span><text:span text:style-name="T19">, </text:span><text:span text:style-name="T53">X </text:span><text:span text:style-name="T19">, len(</text:span><text:span text:style-name="T14">columnName</text:span><text:span text:style-name="T19">)) </text:span><text:span text:style-name="T50">FROM</text:span><text:span text:style-name="T19"> </text:span><text:span text:style-name="T14">tableName</text:span><text:span text:style-name="T19"> </text:span><text:span text:style-name="T38">WHERE</text:span><text:span text:style-name="T19"> </text:span><text:span text:style-name="T14">columnName </text:span><text:span text:style-name="T19">like '</text:span><text:span text:style-name="T23">***</text:span><text:span text:style-name="T19">' </text:span><text:span text:style-name="T53">X – </text:span><text:span text:style-name="T14">если известна стартовая позиция</text:span></text:p>
      <text:p text:style-name="P19"/>
      <text:p text:style-name="P19">ПОИСК подСТРОКИ</text:p>
      <text:list xml:id="list3299462603277982752" text:style-name="L1">
        <text:list-header>
          <text:p text:style-name="P39"><text:span text:style-name="T57">** Для </text:span><text:span text:style-name="T58">MS SQL</text:span><text:span text:style-name="T57">:</text:span><text:span text:style-name="T59"> </text:span><text:span text:style-name="Strong_20_Emphasis"><text:span text:style-name="T67">charindex</text:span></text:span><text:span text:style-name="T59">.</text:span></text:p>
          <text:p text:style-name="P39"><text:span text:style-name="T59">** </text:span><text:span text:style-name="T64">SELECT</text:span><text:span text:style-name="T59"> </text:span><text:span text:style-name="T62">columnName</text:span><text:span text:style-name="T59"> </text:span><text:span text:style-name="T69">FROM</text:span><text:span text:style-name="T59"> </text:span><text:span text:style-name="T62">tableName</text:span><text:span text:style-name="T59"> </text:span><text:span text:style-name="T64">WHERE</text:span><text:span text:style-name="T59"> </text:span><text:span text:style-name="T67">charindex(</text:span><text:span text:style-name="T59">'s</text:span><text:span text:style-name="T60">omething</text:span><text:span text:style-name="T59">', </text:span><text:span text:style-name="T62">columnName</text:span><text:span text:style-name="T59">)=</text:span><text:span text:style-name="T66">X (position) </text:span></text:p>
        </text:list-header>
      </text:list>
      <text:p text:style-name="P23"><text:span text:style-name="T72"><text:tab/><text:tab/><text:tab/><text:tab/><text:tab/><text:tab/><text:tab/><text:tab/><text:tab/> <text:s text:c="4"/></text:span><text:span text:style-name="T74">Что ищем <text:s text:c="3"/>Где ищем</text:span></text:p>
      <text:p text:style-name="P34"><text:span text:style-name="T54">** Для </text:span><text:span text:style-name="T55">MySQL</text:span><text:span text:style-name="T54">: </text:span><text:span text:style-name="Strong_20_Emphasis"><text:span text:style-name="T68">locate</text:span></text:span><text:span text:style-name="T68">, </text:span><text:span text:style-name="Strong_20_Emphasis"><text:span text:style-name="T68">instr </text:span></text:span><text:span text:style-name="T68">и </text:span><text:span text:style-name="Strong_20_Emphasis"><text:span text:style-name="T68">position</text:span></text:span><text:span text:style-name="T68">.</text:span></text:p>
      <text:p text:style-name="P24"><text:span text:style-name="T59">** </text:span><text:span text:style-name="T65">SELECT</text:span><text:span text:style-name="T59"> columnName </text:span><text:span text:style-name="T70">FROM</text:span><text:span text:style-name="T59"> tableName </text:span><text:span text:style-name="T65">WHERE</text:span><text:span text:style-name="T59"> </text:span><text:span text:style-name="T66">locate</text:span><text:span text:style-name="T67">(</text:span><text:span text:style-name="T59">'s</text:span><text:span text:style-name="T60">omething</text:span><text:span text:style-name="T59">', columnName)=</text:span><text:span text:style-name="T66">X (position) </text:span><text:span text:style-name="T67"><text:s text:c="39"/></text:span></text:p>
      <text:p text:style-name="P37"><text:span text:style-name="T59">** </text:span><text:span text:style-name="T65">SELECT</text:span><text:span text:style-name="T59"> columnName </text:span><text:span text:style-name="T70">FROM</text:span><text:span text:style-name="T59"> tableName </text:span><text:span text:style-name="T65">WHERE</text:span><text:span text:style-name="T59"> </text:span><text:span text:style-name="T66">instr</text:span><text:span text:style-name="T67">(</text:span><text:span text:style-name="T59">columnName, 's</text:span><text:span text:style-name="T60">omething</text:span><text:span text:style-name="T59">')=</text:span><text:span text:style-name="T66">X (position)</text:span></text:p>
      <text:p text:style-name="P38"><text:span text:style-name="T66"><text:tab/><text:tab/><text:tab/><text:tab/><text:tab/><text:tab/><text:tab/><text:tab/> <text:s text:c="10"/></text:span><text:span text:style-name="T74">Где ищем <text:s text:c="6"/>Что ищем </text:span></text:p>
      <text:p text:style-name="P36"><text:span text:style-name="T59">** </text:span><text:span text:style-name="T65">SELECT</text:span><text:span text:style-name="T59"> columnName </text:span><text:span text:style-name="T71">FROM</text:span><text:span text:style-name="T59"> tableName </text:span><text:span text:style-name="T65">WHERE</text:span><text:span text:style-name="T59"> </text:span><text:span text:style-name="T66">position</text:span><text:span text:style-name="T73">(</text:span><text:span text:style-name="T59">'something' </text:span><text:span text:style-name="T60">in columnName</text:span><text:span text:style-name="T59">)=</text:span><text:span text:style-name="T67">X (position)</text:span></text:p>
      <text:p text:style-name="P35"/>
      <text:p text:style-name="P33"><text:soft-page-break/><text:span text:style-name="T54">**Для </text:span><text:span text:style-name="T55">PostgreSQ</text:span><text:span text:style-name="T54">L: </text:span><text:span text:style-name="Strong_20_Emphasis"><text:span text:style-name="T68">strpos </text:span></text:span><text:span text:style-name="T68">и </text:span><text:span text:style-name="Strong_20_Emphasis"><text:span text:style-name="T68">position</text:span></text:span><text:span text:style-name="T56">.</text:span></text:p>
      <text:p text:style-name="P32"><text:span text:style-name="T59">** </text:span><text:span text:style-name="T65">SELECT</text:span><text:span text:style-name="T59"> columnName </text:span><text:span text:style-name="T71">FROM</text:span><text:span text:style-name="T59"> tableName </text:span><text:span text:style-name="T65">WHERE</text:span><text:span text:style-name="T59"> </text:span><text:span text:style-name="T66">position</text:span><text:span text:style-name="T60">(</text:span><text:span text:style-name="T59">'something' </text:span><text:span text:style-name="T60">in columnName</text:span><text:span text:style-name="T59">)=</text:span><text:span text:style-name="T67">X (position)</text:span></text:p>
      <text:p text:style-name="P25"><text:span text:style-name="T59">** </text:span><text:span text:style-name="T65">SELECT</text:span><text:span text:style-name="T59"> columnName </text:span><text:span text:style-name="T71">FROM</text:span><text:span text:style-name="T59"> tableName </text:span><text:span text:style-name="T65">WHERE</text:span><text:span text:style-name="T59"> </text:span><text:span text:style-name="T67">s</text:span><text:span text:style-name="T66">trpos</text:span><text:span text:style-name="T67">(</text:span><text:span text:style-name="T59">columnName, 'something')=</text:span><text:span text:style-name="T67">X (position)</text:span></text:p>
      <text:p text:style-name="P28"/>
      <text:p text:style-name="P26"><text:span text:style-name="T73">Задание 1 <text:s/></text:span><text:a xlink:type="simple" xlink:href="https://dbfiddle.uk/?rdbms=sqlserver_2019&amp;fiddle=058086c61c201ab386c16c2117bc498d&amp;hide=1" text:style-name="Internet_20_link" text:visited-style-name="Visited_20_Internet_20_Link"><text:span text:style-name="T75">https://dbfiddle.uk/?rdbms=sqlserver_2019&amp;fiddle=058086c61c201ab386c16c2117bc498d&amp;hide=1</text:span></text:a></text:p>
      <text:p text:style-name="P29">1 select * from skill_countries order by population;</text:p>
      <text:p text:style-name="P29">2 select * from skill_countries order by population DESC;</text:p>
      <text:p text:style-name="P29">3 select * from skill_countries order by continent_id, population DESC;</text:p>
      <text:p text:style-name="P29">4 select * from skill_cities order by country_id, population DESC;</text:p>
      <text:p text:style-name="P29">country_id — 3, 10</text:p>
      <text:p text:style-name="P29">5 select * from skill_cities order by country_id,is_capital DESC,population DESC;</text:p>
      <text:p text:style-name="P29"/>
      <text:p text:style-name="P27"><text:span text:style-name="T72">Задание 2 </text:span><text:a xlink:type="simple" xlink:href="https://dbfiddle.uk/?rdbms=sqlserver_2019&amp;fiddle=333f85910101460551249e0082703f99&amp;hide=1" text:style-name="Internet_20_link" text:visited-style-name="Visited_20_Internet_20_Link"><text:span text:style-name="T76">https://dbfiddle.uk/?rdbms=sqlserver_2019&amp;fiddle=333f85910101460551249e0082703f99&amp;hide=1</text:span></text:a></text:p>
      <text:p text:style-name="P29">1 select top 1 * from skill_cities order by population DESC</text:p>
      <text:p text:style-name="P29">2 select top 1 * from skill_cities order by population</text:p>
      <text:p text:style-name="P29">3 select top 1 * from skill_cities where country_id=10 order by population</text:p>
      <text:p text:style-name="P29">4 select top 1 * from skill_cities where country_id=4 order by population DESC</text:p>
      <text:p text:style-name="P29">5 select * from skill_cities where is_capital=1 order by population DESC</text:p>
      <text:p text:style-name="P29"/>
      <text:p text:style-name="P27"><text:span text:style-name="T61">Задание 3</text:span><text:span text:style-name="T63"> </text:span><text:a xlink:type="simple" xlink:href="https://dbfiddle.uk/?rdbms=mysql_8.0&amp;fiddle=99ad4b8afaaa64d74270be12287256fb&amp;hide=1" text:style-name="Internet_20_link" text:visited-style-name="Visited_20_Internet_20_Link"><text:span text:style-name="T63">https://dbfiddle.uk/?rdbms=mysql_8.0&amp;fiddle=99ad4b8afaaa64d74270be12287256fb&amp;hide=1</text:span></text:a></text:p>
      <text:p text:style-name="P31">1 <text:s/>select first_name, length(first_name) len_first_name,<text:line-break/> <text:s text:c="3"/>trim(first_name) trim_first_name,<text:line-break/> <text:s text:c="3"/>length(trim(first_name)) len_trim_first_name<text:line-break/> <text:s text:c="3"/>from skill_customers </text:p>
      <text:p text:style-name="P31">2 <text:s/>select * from skill_customers <text:line-break/> <text:s text:c="3"/>where length(trim(first_name))=length(first_name)</text:p>
      <text:p text:style-name="P31">3 <text:s/>select * from skill_customers<text:line-break/> <text:s text:c="3"/>where NOT first_name LIKE ' %'<text:line-break/> <text:s text:c="3"/>and NOT first_name LIKE '% '</text:p>
      <text:p text:style-name="P29">4 <text:s/>https://dbfiddle.uk/?rdbms=sqlserver_2016&amp;fiddle=c3e12bdc3c4e029ec2896b10eded5c18&amp;hide=1</text:p>
      <text:p text:style-name="P30"><text:s text:c="3"/><text:span text:style-name="T22"><text:s/>select ltrim(rtrim(first_name)) first_name,<text:line-break/> <text:s text:c="3"/>ltrim(rtrim(last_name)) larst_name<text:line-break/> <text:s text:c="3"/>from skill_customers</text:span></text:p>
      <text:p text:style-name="P29"/>
      <text:p text:style-name="P31"><text:span text:style-name="T10">Задание </text:span><text:span text:style-name="T16">4</text:span> <text:s/>https://dbfiddle.uk/?rdbms=sqlserver_2019&amp;fiddle=9712ececc2f6554860cad12fd179b329&amp;hide=1</text:p>
      <text:p text:style-name="P31"><text:s/>1 <text:s/>select CONCAT(UPPER(SUBSTRING(item_name,1,1)),<text:line-break/> <text:s text:c="3"/>LOWER(SUBSTRING(item_name,2,len(item_name)-1))) item_name,<text:line-break/> <text:s text:c="3"/>price_rub,cnt from skill_price</text:p>
      <text:p text:style-name="P29"/>
      <text:p text:style-name="P2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13T17:42:26.54</dc:date>
    <meta:editing-duration>P1DT21M24S</meta:editing-duration>
    <meta:editing-cycles>46</meta:editing-cycles>
    <meta:document-statistic meta:table-count="0" meta:image-count="0" meta:object-count="0" meta:page-count="4" meta:paragraph-count="116" meta:word-count="1023" meta:character-count="7672"/>
  </office:meta>
</office:document-meta>
</file>